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racked-changes>
        <table:cell-content-change table:id="ct1">
          <table:cell-address table:column="9" table:row="1" table:table="0"/>
          <office:change-info>
            <dc:creator> </dc:creator>
            <dc:date>2022-05-23T14:31:24.738982193</dc:date>
          </office:change-info>
          <table:previous>
            <table:change-track-table-cell office:value-type="float" office:value="0.1455"/>
          </table:previous>
        </table:cell-content-change>
        <table:cell-content-change table:id="ct2">
          <table:cell-address table:column="9" table:row="1" table:table="0"/>
          <office:change-info>
            <dc:creator> </dc:creator>
            <dc:date>2022-05-23T14:31:28.867093611</dc:date>
          </office:change-info>
          <table:previous table:id="ct1">
            <table:change-track-table-cell table:cell-address="Hoja1.J2" table:formula="of:=[#REF!]/19" office:value-type="float" office:value="0"/>
          </table:previous>
        </table:cell-content-change>
        <table:cell-content-change table:id="ct3">
          <table:cell-address table:column="9" table:row="2" table:table="0"/>
          <office:change-info>
            <dc:creator> </dc:creator>
            <dc:date>2022-05-23T14:31:28.867125631</dc:date>
          </office:change-info>
          <table:previous>
            <table:change-track-table-cell table:cell-address="Hoja1.J3" table:formula="of:=[#REF!]/19" office:value-type="float" office:value="0"/>
          </table:previous>
        </table:cell-content-change>
        <table:cell-content-change table:id="ct4">
          <table:cell-address table:column="9" table:row="3" table:table="0"/>
          <office:change-info>
            <dc:creator> </dc:creator>
            <dc:date>2022-05-23T14:31:28.867140070</dc:date>
          </office:change-info>
          <table:previous>
            <table:change-track-table-cell table:cell-address="Hoja1.J4" table:formula="of:=[#REF!]/19" office:value-type="float" office:value="0"/>
          </table:previous>
        </table:cell-content-change>
        <table:cell-content-change table:id="ct5">
          <table:cell-address table:column="9" table:row="4" table:table="0"/>
          <office:change-info>
            <dc:creator> </dc:creator>
            <dc:date>2022-05-23T14:31:28.867154243</dc:date>
          </office:change-info>
          <table:previous>
            <table:change-track-table-cell table:cell-address="Hoja1.J5" table:formula="of:=[.J1]/19" office:value-type="float" office:value="0"/>
          </table:previous>
        </table:cell-content-change>
        <table:cell-content-change table:id="ct6">
          <table:cell-address table:column="9" table:row="1" table:table="0"/>
          <office:change-info>
            <dc:creator> </dc:creator>
            <dc:date>2022-05-23T14:31:41.503819990</dc:date>
          </office:change-info>
          <table:previous table:id="ct2">
            <table:change-track-table-cell/>
          </table:previous>
        </table:cell-content-change>
        <table:cell-content-change table:id="ct7">
          <table:cell-address table:column="9" table:row="2" table:table="0"/>
          <office:change-info>
            <dc:creator> </dc:creator>
            <dc:date>2022-05-23T14:31:46.270020388</dc:date>
          </office:change-info>
          <table:previous table:id="ct3">
            <table:change-track-table-cell/>
          </table:previous>
        </table:cell-content-change>
        <table:cell-content-change table:id="ct8">
          <table:cell-address table:column="9" table:row="3" table:table="0"/>
          <office:change-info>
            <dc:creator> </dc:creator>
            <dc:date>2022-05-23T14:31:57.080526100</dc:date>
          </office:change-info>
          <table:previous table:id="ct4">
            <table:change-track-table-cell/>
          </table:previous>
        </table:cell-content-change>
        <table:cell-content-change table:id="ct9">
          <table:cell-address table:column="9" table:row="4" table:table="0"/>
          <office:change-info>
            <dc:creator> </dc:creator>
            <dc:date>2022-05-23T14:32:02.194176358</dc:date>
          </office:change-info>
          <table:previous table:id="ct5">
            <table:change-track-table-cell/>
          </table:previous>
        </table:cell-content-change>
        <table:cell-content-change table:id="ct10">
          <table:cell-address table:column="10" table:row="1" table:table="0"/>
          <office:change-info>
            <dc:creator> </dc:creator>
            <dc:date>2022-05-23T14:33:00.721210306</dc:date>
          </office:change-info>
          <table:previous>
            <table:change-track-table-cell/>
          </table:previous>
        </table:cell-content-change>
        <table:cell-content-change table:id="ct11">
          <table:cell-address table:column="10" table:row="2" table:table="0"/>
          <office:change-info>
            <dc:creator> </dc:creator>
            <dc:date>2022-05-23T14:33:06.035158831</dc:date>
          </office:change-info>
          <table:previous>
            <table:change-track-table-cell/>
          </table:previous>
        </table:cell-content-change>
        <table:cell-content-change table:id="ct12">
          <table:cell-address table:column="10" table:row="3" table:table="0"/>
          <office:change-info>
            <dc:creator> </dc:creator>
            <dc:date>2022-05-23T14:33:14.460662728</dc:date>
          </office:change-info>
          <table:previous>
            <table:change-track-table-cell/>
          </table:previous>
        </table:cell-content-change>
        <table:cell-content-change table:id="ct13">
          <table:cell-address table:column="10" table:row="4" table:table="0"/>
          <office:change-info>
            <dc:creator> </dc:creator>
            <dc:date>2022-05-23T14:33:19.611228708</dc:date>
          </office:change-info>
          <table:previous>
            <table:change-track-table-cell/>
          </table:previous>
        </table:cell-content-change>
        <table:cell-content-change table:id="ct14">
          <table:cell-address table:column="10" table:row="4" table:table="0"/>
          <office:change-info>
            <dc:creator> </dc:creator>
            <dc:date>2022-05-23T14:33:24.151111545</dc:date>
          </office:change-info>
          <table:previous table:id="ct13">
            <table:change-track-table-cell table:cell-address="Hoja1.K5" table:formula="of:=[.K4]/SQRT(19-1)" office:value-type="float" office:value="0.00268222051964105"/>
          </table:previous>
        </table:cell-content-change>
      </table:tracked-changes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conf1</text:p>
          </table:table-cell>
          <table:table-cell office:value-type="string" calcext:value-type="string">
            <text:p>conf2</text:p>
          </table:table-cell>
          <table:table-cell office:value-type="string" calcext:value-type="string">
            <text:p>conf3</text:p>
          </table:table-cell>
          <table:table-cell office:value-type="string" calcext:value-type="string">
            <text:p>conf4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office:value-type="string" calcext:value-type="string">
            <text:p>erro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table:number-columns-repeated="4" office:value-type="string" calcext:value-type="string">
            <text:p>time[s]</text:p>
          </table:table-cell>
          <table:table-cell table:number-columns-repeated="2"/>
          <table:table-cell office:value-type="string" calcext:value-type="string">
            <text:p>conf1_v1</text:p>
          </table:table-cell>
          <table:table-cell table:style-name="ce2" office:value-type="float" office:value="0.145538719210526" calcext:value-type="float">
            <text:p>0,1455</text:p>
          </table:table-cell>
          <table:table-cell table:style-name="ce2" office:value-type="float" office:value="0.0154537277053767" calcext:value-type="float">
            <text:p>0,01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075461209" calcext:value-type="float">
            <text:p>0,075461209</text:p>
          </table:table-cell>
          <table:table-cell office:value-type="float" office:value="0.141477214" calcext:value-type="float">
            <text:p>0,141477214</text:p>
          </table:table-cell>
          <table:table-cell office:value-type="float" office:value="0.143499938" calcext:value-type="float">
            <text:p>0,143499938</text:p>
          </table:table-cell>
          <table:table-cell office:value-type="float" office:value="0.184730845" calcext:value-type="float">
            <text:p>0,184730845</text:p>
          </table:table-cell>
          <table:table-cell table:number-columns-repeated="2"/>
          <table:table-cell office:value-type="string" calcext:value-type="string">
            <text:p>conf2_v1</text:p>
          </table:table-cell>
          <table:table-cell table:style-name="ce2" office:value-type="float" office:value="0.177622043473684" calcext:value-type="float">
            <text:p>0,1776</text:p>
          </table:table-cell>
          <table:table-cell table:style-name="ce2" office:value-type="float" office:value="0.0254870472550197" calcext:value-type="float">
            <text:p>0,0255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52132464" calcext:value-type="float">
            <text:p>0,152132464</text:p>
          </table:table-cell>
          <table:table-cell office:value-type="float" office:value="0.28136591" calcext:value-type="float">
            <text:p>0,28136591</text:p>
          </table:table-cell>
          <table:table-cell office:value-type="float" office:value="0.14504612" calcext:value-type="float">
            <text:p>0,14504612</text:p>
          </table:table-cell>
          <table:table-cell office:value-type="float" office:value="0.184554985" calcext:value-type="float">
            <text:p>0,184554985</text:p>
          </table:table-cell>
          <table:table-cell table:number-columns-repeated="2"/>
          <table:table-cell office:value-type="string" calcext:value-type="string">
            <text:p>conf3_v1</text:p>
          </table:table-cell>
          <table:table-cell table:style-name="ce2" office:value-type="float" office:value="0.132389086894737" calcext:value-type="float">
            <text:p>0,1324</text:p>
          </table:table-cell>
          <table:table-cell table:style-name="ce2" office:value-type="float" office:value="0.0113796979084554" calcext:value-type="float">
            <text:p>0,011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65212554" calcext:value-type="float">
            <text:p>0,165212554</text:p>
          </table:table-cell>
          <table:table-cell office:value-type="float" office:value="0.539103126" calcext:value-type="float">
            <text:p>0,539103126</text:p>
          </table:table-cell>
          <table:table-cell office:value-type="float" office:value="0.17803633" calcext:value-type="float">
            <text:p>0,17803633</text:p>
          </table:table-cell>
          <table:table-cell office:value-type="float" office:value="0.183239996" calcext:value-type="float">
            <text:p>0,183239996</text:p>
          </table:table-cell>
          <table:table-cell table:number-columns-repeated="2"/>
          <table:table-cell office:value-type="string" calcext:value-type="string">
            <text:p>conf4_v1</text:p>
          </table:table-cell>
          <table:table-cell table:style-name="ce2" office:value-type="float" office:value="0.191549231421053" calcext:value-type="float">
            <text:p>0,1915</text:p>
          </table:table-cell>
          <table:table-cell table:style-name="ce2" office:value-type="float" office:value="0.0118873559035962" calcext:value-type="float">
            <text:p>0,0119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62565028" calcext:value-type="float">
            <text:p>0,162565028</text:p>
          </table:table-cell>
          <table:table-cell office:value-type="float" office:value="0.141792461" calcext:value-type="float">
            <text:p>0,141792461</text:p>
          </table:table-cell>
          <table:table-cell office:value-type="float" office:value="0.144353922" calcext:value-type="float">
            <text:p>0,144353922</text:p>
          </table:table-cell>
          <table:table-cell office:value-type="float" office:value="0.317181209" calcext:value-type="float">
            <text:p>0,31718120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7340143" calcext:value-type="float">
            <text:p>0,07340143</text:p>
          </table:table-cell>
          <table:table-cell office:value-type="float" office:value="0.141879818" calcext:value-type="float">
            <text:p>0,141879818</text:p>
          </table:table-cell>
          <table:table-cell office:value-type="float" office:value="0.144010791" calcext:value-type="float">
            <text:p>0,144010791</text:p>
          </table:table-cell>
          <table:table-cell office:value-type="float" office:value="0.080973722" calcext:value-type="float">
            <text:p>0,0809737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7401714" calcext:value-type="float">
            <text:p>0,07401714</text:p>
          </table:table-cell>
          <table:table-cell office:value-type="float" office:value="0.145648534" calcext:value-type="float">
            <text:p>0,145648534</text:p>
          </table:table-cell>
          <table:table-cell office:value-type="float" office:value="0.0782694" calcext:value-type="float">
            <text:p>0,0782694</text:p>
          </table:table-cell>
          <table:table-cell office:value-type="float" office:value="0.184762163" calcext:value-type="float">
            <text:p>0,18476216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60955396" calcext:value-type="float">
            <text:p>0,160955396</text:p>
          </table:table-cell>
          <table:table-cell office:value-type="float" office:value="0.079132656" calcext:value-type="float">
            <text:p>0,079132656</text:p>
          </table:table-cell>
          <table:table-cell office:value-type="float" office:value="0.143866066" calcext:value-type="float">
            <text:p>0,143866066</text:p>
          </table:table-cell>
          <table:table-cell office:value-type="float" office:value="0.183431335" calcext:value-type="float">
            <text:p>0,18343133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74526718" calcext:value-type="float">
            <text:p>0,074526718</text:p>
          </table:table-cell>
          <table:table-cell office:value-type="float" office:value="0.075766836" calcext:value-type="float">
            <text:p>0,075766836</text:p>
          </table:table-cell>
          <table:table-cell office:value-type="float" office:value="0.145536641" calcext:value-type="float">
            <text:p>0,145536641</text:p>
          </table:table-cell>
          <table:table-cell office:value-type="float" office:value="0.163619817" calcext:value-type="float">
            <text:p>0,16361981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41200194" calcext:value-type="float">
            <text:p>0,141200194</text:p>
          </table:table-cell>
          <table:table-cell office:value-type="float" office:value="0.273256838" calcext:value-type="float">
            <text:p>0,273256838</text:p>
          </table:table-cell>
          <table:table-cell office:value-type="float" office:value="0.27533436" calcext:value-type="float">
            <text:p>0,27533436</text:p>
          </table:table-cell>
          <table:table-cell office:value-type="float" office:value="0.186918738" calcext:value-type="float">
            <text:p>0,18691873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50906692" calcext:value-type="float">
            <text:p>0,150906692</text:p>
          </table:table-cell>
          <table:table-cell office:value-type="float" office:value="0.14104424" calcext:value-type="float">
            <text:p>0,14104424</text:p>
          </table:table-cell>
          <table:table-cell office:value-type="float" office:value="0.078218193" calcext:value-type="float">
            <text:p>0,078218193</text:p>
          </table:table-cell>
          <table:table-cell office:value-type="float" office:value="0.185250142" calcext:value-type="float">
            <text:p>0,1852501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150894934" calcext:value-type="float">
            <text:p>0,150894934</text:p>
          </table:table-cell>
          <table:table-cell office:value-type="float" office:value="0.144626481" calcext:value-type="float">
            <text:p>0,144626481</text:p>
          </table:table-cell>
          <table:table-cell office:value-type="float" office:value="0.143808873" calcext:value-type="float">
            <text:p>0,143808873</text:p>
          </table:table-cell>
          <table:table-cell office:value-type="float" office:value="0.183665374" calcext:value-type="float">
            <text:p>0,18366537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74798933" calcext:value-type="float">
            <text:p>0,074798933</text:p>
          </table:table-cell>
          <table:table-cell office:value-type="float" office:value="0.272094602" calcext:value-type="float">
            <text:p>0,272094602</text:p>
          </table:table-cell>
          <table:table-cell office:value-type="float" office:value="0.143854589" calcext:value-type="float">
            <text:p>0,143854589</text:p>
          </table:table-cell>
          <table:table-cell office:value-type="float" office:value="0.184956742" calcext:value-type="float">
            <text:p>0,18495674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.296220944" calcext:value-type="float">
            <text:p>0,296220944</text:p>
          </table:table-cell>
          <table:table-cell office:value-type="float" office:value="0.1538828" calcext:value-type="float">
            <text:p>0,1538828</text:p>
          </table:table-cell>
          <table:table-cell office:value-type="float" office:value="0.144093661" calcext:value-type="float">
            <text:p>0,144093661</text:p>
          </table:table-cell>
          <table:table-cell office:value-type="float" office:value="0.184294058" calcext:value-type="float">
            <text:p>0,184294058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161515385" calcext:value-type="float">
            <text:p>0,161515385</text:p>
          </table:table-cell>
          <table:table-cell office:value-type="float" office:value="0.0757556" calcext:value-type="float">
            <text:p>0,0757556</text:p>
          </table:table-cell>
          <table:table-cell office:value-type="float" office:value="0.145904983" calcext:value-type="float">
            <text:p>0,145904983</text:p>
          </table:table-cell>
          <table:table-cell office:value-type="float" office:value="0.185100586" calcext:value-type="float">
            <text:p>0,18510058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296471519" calcext:value-type="float">
            <text:p>0,296471519</text:p>
          </table:table-cell>
          <table:table-cell office:value-type="float" office:value="0.141615585" calcext:value-type="float">
            <text:p>0,141615585</text:p>
          </table:table-cell>
          <table:table-cell office:value-type="float" office:value="0.078048457" calcext:value-type="float">
            <text:p>0,078048457</text:p>
          </table:table-cell>
          <table:table-cell office:value-type="float" office:value="0.317780629" calcext:value-type="float">
            <text:p>0,317780629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77305713" calcext:value-type="float">
            <text:p>0,077305713</text:p>
          </table:table-cell>
          <table:table-cell office:value-type="float" office:value="0.20793161" calcext:value-type="float">
            <text:p>0,20793161</text:p>
          </table:table-cell>
          <table:table-cell office:value-type="float" office:value="0.077782677" calcext:value-type="float">
            <text:p>0,077782677</text:p>
          </table:table-cell>
          <table:table-cell office:value-type="float" office:value="0.186157801" calcext:value-type="float">
            <text:p>0,1861578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150750748" calcext:value-type="float">
            <text:p>0,150750748</text:p>
          </table:table-cell>
          <table:table-cell office:value-type="float" office:value="0.16924838" calcext:value-type="float">
            <text:p>0,16924838</text:p>
          </table:table-cell>
          <table:table-cell office:value-type="float" office:value="0.078111803" calcext:value-type="float">
            <text:p>0,078111803</text:p>
          </table:table-cell>
          <table:table-cell office:value-type="float" office:value="0.18582885" calcext:value-type="float">
            <text:p>0,1858288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.163212348" calcext:value-type="float">
            <text:p>0,163212348</text:p>
          </table:table-cell>
          <table:table-cell office:value-type="float" office:value="0.075994489" calcext:value-type="float">
            <text:p>0,075994489</text:p>
          </table:table-cell>
          <table:table-cell office:value-type="float" office:value="0.149567154" calcext:value-type="float">
            <text:p>0,149567154</text:p>
          </table:table-cell>
          <table:table-cell office:value-type="float" office:value="0.186220822" calcext:value-type="float">
            <text:p>0,18622082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.163686316" calcext:value-type="float">
            <text:p>0,163686316</text:p>
          </table:table-cell>
          <table:table-cell office:value-type="float" office:value="0.173201646" calcext:value-type="float">
            <text:p>0,173201646</text:p>
          </table:table-cell>
          <table:table-cell office:value-type="float" office:value="0.078048693" calcext:value-type="float">
            <text:p>0,078048693</text:p>
          </table:table-cell>
          <table:table-cell office:value-type="float" office:value="0.170767583" calcext:value-type="float">
            <text:p>0,1707675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lt;Ạ&gt;</text:p>
          </table:table-cell>
          <table:table-cell table:style-name="ce2" table:formula="of:=SUM([.C3:.C21])" office:value-type="float" office:value="2.765235665" calcext:value-type="float">
            <text:p>2,7652</text:p>
          </table:table-cell>
          <table:table-cell table:style-name="ce2" table:formula="of:=SUM([.D3:.D21])" office:value-type="float" office:value="3.374818826" calcext:value-type="float">
            <text:p>3,3748</text:p>
          </table:table-cell>
          <table:table-cell table:style-name="ce2" table:formula="of:=SUM([.E3:.E21])" office:value-type="float" office:value="2.515392651" calcext:value-type="float">
            <text:p>2,5154</text:p>
          </table:table-cell>
          <table:table-cell table:style-name="ce2" table:formula="of:=SUM([.F3:.F21])" office:value-type="float" office:value="3.639435397" calcext:value-type="float">
            <text:p>3,63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&lt;A^2&gt;</text:p>
          </table:table-cell>
          <table:table-cell table:style-name="ce2" table:formula="of:=SUMSQ([.C3:.C21])" office:value-type="float" office:value="0.479825791796752" calcext:value-type="float">
            <text:p>0,4798</text:p>
          </table:table-cell>
          <table:table-cell table:style-name="ce2" table:formula="of:=SUMSQ([.D3:.D21])" office:value-type="float" office:value="0.809909239428173" calcext:value-type="float">
            <text:p>0,8099</text:p>
          </table:table-cell>
          <table:table-cell table:style-name="ce2" table:formula="of:=SUMSQ([.E3:.E21])" office:value-type="float" office:value="0.374967734181637" calcext:value-type="float">
            <text:p>0,3750</text:p>
          </table:table-cell>
          <table:table-cell table:style-name="ce2" table:formula="of:=SUMSQ([.F3:.F21])" office:value-type="float" office:value="0.742915243744643" calcext:value-type="float">
            <text:p>0,74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table:style-name="ce2" table:formula="of:=SQRT((19*[.C23]-[.C22]^2)/(19*(19-1)))" office:value-type="float" office:value="0.0655646139304937" calcext:value-type="float">
            <text:p>0,0656</text:p>
          </table:table-cell>
          <table:table-cell table:style-name="ce2" table:formula="of:=SQRT((19*[.D23]-[.D22]^2)/(19*(19-1)))" office:value-type="float" office:value="0.108132383678679" calcext:value-type="float">
            <text:p>0,1081</text:p>
          </table:table-cell>
          <table:table-cell table:style-name="ce2" table:formula="of:=SQRT((19*[.E23]-[.E22]^2)/(19*(19-1)))" office:value-type="float" office:value="0.0482799693535389" calcext:value-type="float">
            <text:p>0,0483</text:p>
          </table:table-cell>
          <table:table-cell table:style-name="ce2" table:formula="of:=SQRT((19*[.F23]-[.F22]^2)/(19*(19-1)))" office:value-type="float" office:value="0.0504337798188649" calcext:value-type="float">
            <text:p>0,05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style-name="ce2" table:formula="of:=[.C24]/SQRT(19-1)" office:value-type="float" office:value="0.0154537277053767" calcext:value-type="float">
            <text:p>0,0155</text:p>
          </table:table-cell>
          <table:table-cell table:style-name="ce2" table:formula="of:=[.D24]/SQRT(19-1)" office:value-type="float" office:value="0.0254870472550197" calcext:value-type="float">
            <text:p>0,0255</text:p>
          </table:table-cell>
          <table:table-cell table:style-name="ce2" table:formula="of:=[.E24]/SQRT(19-1)" office:value-type="float" office:value="0.0113796979084554" calcext:value-type="float">
            <text:p>0,0114</text:p>
          </table:table-cell>
          <table:table-cell table:style-name="ce2" table:formula="of:=[.F24]/SQRT(19-1)" office:value-type="float" office:value="0.0118873559035962" calcext:value-type="float">
            <text:p>0,01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 table:style-name="ce2" table:formula="of:=[.C22]/19" office:value-type="float" office:value="0.145538719210526" calcext:value-type="float">
            <text:p>0,1455</text:p>
          </table:table-cell>
          <table:table-cell table:style-name="ce2" table:formula="of:=[.D22]/19" office:value-type="float" office:value="0.177622043473684" calcext:value-type="float">
            <text:p>0,1776</text:p>
          </table:table-cell>
          <table:table-cell table:style-name="ce2" table:formula="of:=[.E22]/19" office:value-type="float" office:value="0.132389086894737" calcext:value-type="float">
            <text:p>0,1324</text:p>
          </table:table-cell>
          <table:table-cell table:style-name="ce2" table:formula="of:=[.F22]/19" office:value-type="float" office:value="0.191549231421053" calcext:value-type="float">
            <text:p>0,1915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0:53:54.098669393</meta:creation-date>
    <dc:date>2022-05-23T12:20:27.053141197</dc:date>
    <meta:editing-duration>PT45M51S</meta:editing-duration>
    <meta:editing-cycles>2</meta:editing-cycles>
    <meta:generator>LibreOffice/6.4.7.2$Linux_X86_64 LibreOffice_project/40$Build-2</meta:generator>
    <meta:document-statistic meta:table-count="1" meta:cell-count="143" meta:object-count="0"/>
  </office:meta>
</office:document-meta>
</file>